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4.1165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946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anumGothic" fo:font-weight="bold" style:font-name-asian="NanumGothic" style:font-weight-asian="bold" style:font-weight-complex="bold"/>
    </style:style>
    <style:style style:name="ce2" style:family="table-cell" style:parent-style-name="Default">
      <style:text-properties style:font-name="NanumGothic" style:font-name-asian="NanumGoth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ext-properties style:font-name="NanumGothic" fo:font-weight="bold" style:font-name-asian="NanumGothic" style:font-weight-asian="bold" style:font-weight-complex="bold"/>
    </style:style>
    <style:style style:name="ce5" style:family="table-cell" style:parent-style-name="Default" style:data-style-name="N84">
      <style:text-properties style:font-name="NanumGothic" style:font-name-asian="NanumGothic"/>
    </style:style>
    <style:style style:name="ce6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1017" table:default-cell-style-name="ce2"/>
        <table:table-row table:style-name="ro2">
          <table:table-cell table:style-name="ce1" office:value-type="string">
            <text:p>식별번호</text:p>
          </table:table-cell>
          <table:table-cell table:style-name="ce1" office:value-type="string">
            <text:p>제목</text:p>
          </table:table-cell>
          <table:table-cell table:style-name="ce1" office:value-type="string">
            <text:p>지은이</text:p>
          </table:table-cell>
          <table:table-cell table:style-name="ce4" office:value-type="string">
            <text:p>발행일</text:p>
          </table:table-cell>
          <table:table-cell table:style-name="ce1" office:value-type="string">
            <text:p>가격</text:p>
          </table:table-cell>
          <table:table-cell table:style-name="ce1" office:value-type="string">
            <text:p>일련번호</text:p>
          </table:table-cell>
          <table:table-cell table:style-name="ce1" office:value-type="string">
            <text:p>식별번호생성</text:p>
          </table:table-cell>
          <table:table-cell table:number-columns-repeated="1017"/>
        </table:table-row>
        <table:table-row table:style-name="ro4">
          <table:table-cell office:value-type="string">
            <text:p>소책자-0001</text:p>
          </table:table-cell>
          <table:table-cell office:value-type="string">
            <text:p>사회운동가들이 들려주는 한국 사회의 화두</text:p>
          </table:table-cell>
          <table:table-cell office:value-type="string">
            <text:p>권영길 외 </text:p>
          </table:table-cell>
          <table:table-cell office:value-type="date" office:date-value="2001-02-01">
            <text:p>2001-02-01</text:p>
          </table:table-cell>
          <table:table-cell/>
          <table:table-cell office:value-type="float" office:value="1">
            <text:p>1</text:p>
          </table:table-cell>
          <table:table-cell table:formula="of:=CONCATENATE(&quot;소책자-&quot;; TEXT([.F2];&quot;0000&quot;))" office:value-type="string" office:string-value="소책자-0001">
            <text:p>소책자-0001</text:p>
          </table:table-cell>
          <table:table-cell table:number-columns-repeated="1017"/>
        </table:table-row>
        <table:table-row table:style-name="ro4">
          <table:table-cell office:value-type="string">
            <text:p>소책자-0002</text:p>
          </table:table-cell>
          <table:table-cell office:value-type="string">
            <text:p>NO WAR ― 석유와 미국의 패권을 위한 전쟁 반대</text:p>
          </table:table-cell>
          <table:table-cell/>
          <table:table-cell office:value-type="date" office:date-value="2003-01-01">
            <text:p>2003-01-01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CONCATENATE(&quot;소책자-&quot;; TEXT([.F3];&quot;0000&quot;))" office:value-type="string" office:string-value="소책자-0002">
            <text:p>소책자-0002</text:p>
          </table:table-cell>
          <table:table-cell table:number-columns-repeated="1017"/>
        </table:table-row>
        <table:table-row table:style-name="ro4">
          <table:table-cell office:value-type="string">
            <text:p>소책자-0003</text:p>
          </table:table-cell>
          <table:table-cell office:value-type="string">
            <text:p>곡해되지 않은 그람시</text:p>
          </table:table-cell>
          <table:table-cell office:value-type="string">
            <text:p>크리스 하먼</text:p>
          </table:table-cell>
          <table:table-cell office:value-type="date" office:date-value="2003-01-01">
            <text:p>2003-01-01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formula="of:=CONCATENATE(&quot;소책자-&quot;; TEXT([.F4];&quot;0000&quot;))" office:value-type="string" office:string-value="소책자-0003">
            <text:p>소책자-0003</text:p>
          </table:table-cell>
          <table:table-cell table:number-columns-repeated="1017"/>
        </table:table-row>
        <table:table-row table:style-name="ro4">
          <table:table-cell office:value-type="string">
            <text:p>소책자-0004</text:p>
          </table:table-cell>
          <table:table-cell office:value-type="string">
            <text:p>부시의 전쟁 ― 세계화의 군사적 표현</text:p>
          </table:table-cell>
          <table:table-cell/>
          <table:table-cell office:value-type="date" office:date-value="2003-01-01">
            <text:p>2003-01-01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table:formula="of:=CONCATENATE(&quot;소책자-&quot;; TEXT([.F5];&quot;0000&quot;))" office:value-type="string" office:string-value="소책자-0004">
            <text:p>소책자-0004</text:p>
          </table:table-cell>
          <table:table-cell table:number-columns-repeated="1017"/>
        </table:table-row>
        <table:table-row table:style-name="ro4">
          <table:table-cell office:value-type="string">
            <text:p>소책자-0005</text:p>
          </table:table-cell>
          <table:table-cell office:value-type="string">
            <text:p>국제 여성의 날</text:p>
          </table:table-cell>
          <table:table-cell office:value-type="string">
            <text:p>알렉산드라 콜론타이</text:p>
          </table:table-cell>
          <table:table-cell office:value-type="date" office:date-value="2003-03-01">
            <text:p>2003-03-01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CONCATENATE(&quot;소책자-&quot;; TEXT([.F6];&quot;0000&quot;))" office:value-type="string" office:string-value="소책자-0005">
            <text:p>소책자-0005</text:p>
          </table:table-cell>
          <table:table-cell table:number-columns-repeated="1017"/>
        </table:table-row>
        <table:table-row table:style-name="ro4">
          <table:table-cell office:value-type="string">
            <text:p>소책자-0006</text:p>
          </table:table-cell>
          <table:table-cell office:value-type="string">
            <text:p>노동자 계급과 억압받는 사람들</text:p>
          </table:table-cell>
          <table:table-cell office:value-type="string">
            <text:p>토니 클리프 </text:p>
          </table:table-cell>
          <table:table-cell office:value-type="date" office:date-value="2003-03-01">
            <text:p>2003-03-01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table:formula="of:=CONCATENATE(&quot;소책자-&quot;; TEXT([.F7];&quot;0000&quot;))" office:value-type="string" office:string-value="소책자-0006">
            <text:p>소책자-0006</text:p>
          </table:table-cell>
          <table:table-cell table:number-columns-repeated="1017"/>
        </table:table-row>
        <table:table-row table:style-name="ro4">
          <table:table-cell office:value-type="string">
            <text:p>소책자-0007</text:p>
          </table:table-cell>
          <table:table-cell office:value-type="string">
            <text:p>미국은 왜 이라크를 공격하는가</text:p>
          </table:table-cell>
          <table:table-cell/>
          <table:table-cell office:value-type="date" office:date-value="2003-03-01">
            <text:p>2003-03-01</text:p>
          </table:table-cell>
          <table:table-cell office:value-type="float" office:value="1500">
            <text:p>1500</text:p>
          </table:table-cell>
          <table:table-cell office:value-type="float" office:value="7">
            <text:p>7</text:p>
          </table:table-cell>
          <table:table-cell table:formula="of:=CONCATENATE(&quot;소책자-&quot;; TEXT([.F8];&quot;0000&quot;))" office:value-type="string" office:string-value="소책자-0007">
            <text:p>소책자-0007</text:p>
          </table:table-cell>
          <table:table-cell table:number-columns-repeated="1017"/>
        </table:table-row>
        <table:table-row table:style-name="ro4">
          <table:table-cell office:value-type="string">
            <text:p>소책자-0008</text:p>
          </table:table-cell>
          <table:table-cell office:value-type="string">
            <text:p>사회주의의 두 가지 전통</text:p>
          </table:table-cell>
          <table:table-cell office:value-type="string">
            <text:p>핼 드레이퍼</text:p>
          </table:table-cell>
          <table:table-cell office:value-type="date" office:date-value="2003-03-01">
            <text:p>2003-03-01</text:p>
          </table:table-cell>
          <table:table-cell office:value-type="float" office:value="1500">
            <text:p>1500</text:p>
          </table:table-cell>
          <table:table-cell office:value-type="float" office:value="8">
            <text:p>8</text:p>
          </table:table-cell>
          <table:table-cell table:formula="of:=CONCATENATE(&quot;소책자-&quot;; TEXT([.F9];&quot;0000&quot;))" office:value-type="string" office:string-value="소책자-0008">
            <text:p>소책자-0008</text:p>
          </table:table-cell>
          <table:table-cell table:number-columns-repeated="1017"/>
        </table:table-row>
        <table:table-row table:style-name="ro4">
          <table:table-cell office:value-type="string">
            <text:p>소책자-0009</text:p>
          </table:table-cell>
          <table:table-cell office:value-type="string">
            <text:p>아랍은 왜 미국에 분개하는가 ― 미국의 중동 억압</text:p>
          </table:table-cell>
          <table:table-cell/>
          <table:table-cell office:value-type="date" office:date-value="2003-03-01">
            <text:p>2003-03-01</text:p>
          </table:table-cell>
          <table:table-cell office:value-type="float" office:value="1000">
            <text:p>1000</text:p>
          </table:table-cell>
          <table:table-cell office:value-type="float" office:value="9">
            <text:p>9</text:p>
          </table:table-cell>
          <table:table-cell table:formula="of:=CONCATENATE(&quot;소책자-&quot;; TEXT([.F10];&quot;0000&quot;))" office:value-type="string" office:string-value="소책자-0009">
            <text:p>소책자-0009</text:p>
          </table:table-cell>
          <table:table-cell table:number-columns-repeated="1017"/>
        </table:table-row>
        <table:table-row table:style-name="ro4">
          <table:table-cell office:value-type="string">
            <text:p>소책자-0010</text:p>
          </table:table-cell>
          <table:table-cell office:value-type="string">
            <text:p>이스라엘, 제국주의, 팔레스타인 항쟁</text:p>
          </table:table-cell>
          <table:table-cell/>
          <table:table-cell office:value-type="date" office:date-value="2003-06-01">
            <text:p>2003-06-01</text:p>
          </table:table-cell>
          <table:table-cell office:value-type="float" office:value="1200">
            <text:p>1200</text:p>
          </table:table-cell>
          <table:table-cell office:value-type="float" office:value="10">
            <text:p>10</text:p>
          </table:table-cell>
          <table:table-cell table:formula="of:=CONCATENATE(&quot;소책자-&quot;; TEXT([.F11];&quot;0000&quot;))" office:value-type="string" office:string-value="소책자-0010">
            <text:p>소책자-0010</text:p>
          </table:table-cell>
          <table:table-cell table:number-columns-repeated="1017"/>
        </table:table-row>
        <table:table-row table:style-name="ro4">
          <table:table-cell office:value-type="string">
            <text:p>소책자-0011</text:p>
          </table:table-cell>
          <table:table-cell office:value-type="string">
            <text:p>강탈 국가, 이스라엘</text:p>
          </table:table-cell>
          <table:table-cell office:value-type="string">
            <text:p>존 로즈</text:p>
          </table:table-cell>
          <table:table-cell office:value-type="date" office:date-value="2004-01-01">
            <text:p>2004-01-01</text:p>
          </table:table-cell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table:formula="of:=CONCATENATE(&quot;소책자-&quot;; TEXT([.F12];&quot;0000&quot;))" office:value-type="string" office:string-value="소책자-0011">
            <text:p>소책자-0011</text:p>
          </table:table-cell>
          <table:table-cell table:number-columns-repeated="1017"/>
        </table:table-row>
        <table:table-row table:style-name="ro4">
          <table:table-cell office:value-type="string">
            <text:p>소책자-0012</text:p>
          </table:table-cell>
          <table:table-cell office:value-type="string">
            <text:p>맑스주의와 테러</text:p>
          </table:table-cell>
          <table:table-cell office:value-type="string">
            <text:p>존 몰리뉴, 레온 트로츠키</text:p>
          </table:table-cell>
          <table:table-cell office:value-type="date" office:date-value="2004-01-01">
            <text:p>2004-01-01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table:formula="of:=CONCATENATE(&quot;소책자-&quot;; TEXT([.F13];&quot;0000&quot;))" office:value-type="string" office:string-value="소책자-0012">
            <text:p>소책자-0012</text:p>
          </table:table-cell>
          <table:table-cell table:number-columns-repeated="1017"/>
        </table:table-row>
        <table:table-row table:style-name="ro4">
          <table:table-cell office:value-type="string">
            <text:p>소책자-0013</text:p>
          </table:table-cell>
          <table:table-cell office:value-type="string">
            <text:p>알렉스 캘리니코스와의 대화</text:p>
          </table:table-cell>
          <table:table-cell/>
          <table:table-cell office:value-type="date" office:date-value="2004-01-01">
            <text:p>2004-01-01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formula="of:=CONCATENATE(&quot;소책자-&quot;; TEXT([.F14];&quot;0000&quot;))" office:value-type="string" office:string-value="소책자-0013">
            <text:p>소책자-0013</text:p>
          </table:table-cell>
          <table:table-cell table:number-columns-repeated="1017"/>
        </table:table-row>
        <table:table-row table:style-name="ro4">
          <table:table-cell office:value-type="string">
            <text:p>소책자-0014</text:p>
          </table:table-cell>
          <table:table-cell office:value-type="string">
            <text:p>왜 세계경제포럼 동아시아 경제 정상 회의에 항의해야 하는가</text:p>
          </table:table-cell>
          <table:table-cell office:value-type="string">
            <text:p>김어진</text:p>
          </table:table-cell>
          <table:table-cell office:value-type="date" office:date-value="2004-01-01">
            <text:p>2004-01-01</text:p>
          </table:table-cell>
          <table:table-cell office:value-type="float" office:value="1500">
            <text:p>1500</text:p>
          </table:table-cell>
          <table:table-cell office:value-type="float" office:value="14">
            <text:p>14</text:p>
          </table:table-cell>
          <table:table-cell table:formula="of:=CONCATENATE(&quot;소책자-&quot;; TEXT([.F15];&quot;0000&quot;))" office:value-type="string" office:string-value="소책자-0014">
            <text:p>소책자-0014</text:p>
          </table:table-cell>
          <table:table-cell table:number-columns-repeated="1017"/>
        </table:table-row>
        <table:table-row table:style-name="ro4">
          <table:table-cell office:value-type="string">
            <text:p>소책자-0015</text:p>
          </table:table-cell>
          <table:table-cell office:value-type="string">
            <text:p>톈안먼(天安門) 항쟁</text:p>
          </table:table-cell>
          <table:table-cell office:value-type="string">
            <text:p>찰리 호어</text:p>
          </table:table-cell>
          <table:table-cell office:value-type="date" office:date-value="2004-01-01">
            <text:p>2004-01-01</text:p>
          </table:table-cell>
          <table:table-cell office:value-type="float" office:value="2000">
            <text:p>2000</text:p>
          </table:table-cell>
          <table:table-cell office:value-type="float" office:value="15">
            <text:p>15</text:p>
          </table:table-cell>
          <table:table-cell table:formula="of:=CONCATENATE(&quot;소책자-&quot;; TEXT([.F16];&quot;0000&quot;))" office:value-type="string" office:string-value="소책자-0015">
            <text:p>소책자-0015</text:p>
          </table:table-cell>
          <table:table-cell table:number-columns-repeated="1017"/>
        </table:table-row>
        <table:table-row table:style-name="ro4">
          <table:table-cell office:value-type="string">
            <text:p>소책자-0016</text:p>
          </table:table-cell>
          <table:table-cell office:value-type="string">
            <text:p>알렉산드라 꼴론따이의 성의 관계와 계급투쟁</text:p>
          </table:table-cell>
          <table:table-cell office:value-type="string">
            <text:p>알렉산드라 콜론타이</text:p>
          </table:table-cell>
          <table:table-cell office:value-type="date" office:date-value="2004-10-08">
            <text:p>2004-10-08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table:formula="of:=CONCATENATE(&quot;소책자-&quot;; TEXT([.F17];&quot;0000&quot;))" office:value-type="string" office:string-value="소책자-0016">
            <text:p>소책자-0016</text:p>
          </table:table-cell>
          <table:table-cell table:number-columns-repeated="1017"/>
        </table:table-row>
        <table:table-row table:style-name="ro4">
          <table:table-cell office:value-type="string">
            <text:p>소책자-0017</text:p>
          </table:table-cell>
          <table:table-cell office:value-type="string">
            <text:p>개량인가 변혁인가?</text:p>
          </table:table-cell>
          <table:table-cell office:value-type="string">
            <text:p>최일붕</text:p>
          </table:table-cell>
          <table:table-cell office:value-type="date" office:date-value="2005-03-01">
            <text:p>2005-03-01</text:p>
          </table:table-cell>
          <table:table-cell office:value-type="float" office:value="1500">
            <text:p>1500</text:p>
          </table:table-cell>
          <table:table-cell office:value-type="float" office:value="17">
            <text:p>17</text:p>
          </table:table-cell>
          <table:table-cell table:formula="of:=CONCATENATE(&quot;소책자-&quot;; TEXT([.F18];&quot;0000&quot;))" office:value-type="string" office:string-value="소책자-0017">
            <text:p>소책자-0017</text:p>
          </table:table-cell>
          <table:table-cell table:number-columns-repeated="1017"/>
        </table:table-row>
        <table:table-row table:style-name="ro4">
          <table:table-cell office:value-type="string">
            <text:p>소책자-0018</text:p>
          </table:table-cell>
          <table:table-cell office:value-type="string">
            <text:p>21세기 사회주의</text:p>
          </table:table-cell>
          <table:table-cell office:value-type="string">
            <text:p>콜린 바커</text:p>
          </table:table-cell>
          <table:table-cell office:value-type="date" office:date-value="2005-03-05">
            <text:p>2005-03-05</text:p>
          </table:table-cell>
          <table:table-cell office:value-type="float" office:value="2500">
            <text:p>2500</text:p>
          </table:table-cell>
          <table:table-cell office:value-type="float" office:value="18">
            <text:p>18</text:p>
          </table:table-cell>
          <table:table-cell table:formula="of:=CONCATENATE(&quot;소책자-&quot;; TEXT([.F19];&quot;0000&quot;))" office:value-type="string" office:string-value="소책자-0018">
            <text:p>소책자-0018</text:p>
          </table:table-cell>
          <table:table-cell table:number-columns-repeated="1017"/>
        </table:table-row>
        <table:table-row table:style-name="ro4">
          <table:table-cell office:value-type="string">
            <text:p>소책자-0019</text:p>
          </table:table-cell>
          <table:table-cell office:value-type="string">
            <text:p>오늘날의 여성해방</text:p>
          </table:table-cell>
          <table:table-cell office:value-type="string">
            <text:p>린지 저먼</text:p>
          </table:table-cell>
          <table:table-cell office:value-type="date" office:date-value="2005-03-05">
            <text:p>2005-03-05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table:formula="of:=CONCATENATE(&quot;소책자-&quot;; TEXT([.F20];&quot;0000&quot;))" office:value-type="string" office:string-value="소책자-0019">
            <text:p>소책자-0019</text:p>
          </table:table-cell>
          <table:table-cell table:number-columns-repeated="1017"/>
        </table:table-row>
        <table:table-row table:style-name="ro4">
          <table:table-cell office:value-type="string">
            <text:p>소책자-0020</text:p>
          </table:table-cell>
          <table:table-cell office:value-type="string">
            <text:p>다윗은 어떻게 골리앗을 쓰러뜨렸는가?</text:p>
          </table:table-cell>
          <table:table-cell office:value-type="string">
            <text:p>강영만, 서범진, 정병호</text:p>
          </table:table-cell>
          <table:table-cell office:value-type="date" office:date-value="2005-05-26">
            <text:p>2005-05-26</text:p>
          </table:table-cell>
          <table:table-cell/>
          <table:table-cell office:value-type="float" office:value="20">
            <text:p>20</text:p>
          </table:table-cell>
          <table:table-cell table:formula="of:=CONCATENATE(&quot;소책자-&quot;; TEXT([.F21];&quot;0000&quot;))" office:value-type="string" office:string-value="소책자-0020">
            <text:p>소책자-0020</text:p>
          </table:table-cell>
          <table:table-cell table:number-columns-repeated="1017"/>
        </table:table-row>
        <table:table-row table:style-name="ro4">
          <table:table-cell office:value-type="string">
            <text:p>소책자-0021</text:p>
          </table:table-cell>
          <table:table-cell office:value-type="string">
            <text:p>세계화 때문에 국가는 덜 중요해지는가?</text:p>
          </table:table-cell>
          <table:table-cell office:value-type="string">
            <text:p>크리스 하먼</text:p>
          </table:table-cell>
          <table:table-cell office:value-type="date" office:date-value="2005-08-07">
            <text:p>2005-08-07</text:p>
          </table:table-cell>
          <table:table-cell office:value-type="float" office:value="2500">
            <text:p>2500</text:p>
          </table:table-cell>
          <table:table-cell office:value-type="float" office:value="21">
            <text:p>21</text:p>
          </table:table-cell>
          <table:table-cell table:formula="of:=CONCATENATE(&quot;소책자-&quot;; TEXT([.F22];&quot;0000&quot;))" office:value-type="string" office:string-value="소책자-0021">
            <text:p>소책자-0021</text:p>
          </table:table-cell>
          <table:table-cell table:number-columns-repeated="1017"/>
        </table:table-row>
        <table:table-row table:style-name="ro4">
          <table:table-cell office:value-type="string">
            <text:p>소책자-0022</text:p>
          </table:table-cell>
          <table:table-cell office:value-type="string">
            <text:p>맑스와 엥겔스의 혁명관</text:p>
          </table:table-cell>
          <table:table-cell office:value-type="string">
            <text:p>마이클 로이</text:p>
          </table:table-cell>
          <table:table-cell office:value-type="date" office:date-value="2005-08-17">
            <text:p>2005-08-17</text:p>
          </table:table-cell>
          <table:table-cell office:value-type="float" office:value="2500">
            <text:p>2500</text:p>
          </table:table-cell>
          <table:table-cell office:value-type="float" office:value="22">
            <text:p>22</text:p>
          </table:table-cell>
          <table:table-cell table:formula="of:=CONCATENATE(&quot;소책자-&quot;; TEXT([.F23];&quot;0000&quot;))" office:value-type="string" office:string-value="소책자-0022">
            <text:p>소책자-0022</text:p>
          </table:table-cell>
          <table:table-cell table:number-columns-repeated="1017"/>
        </table:table-row>
        <table:table-row table:style-name="ro4">
          <table:table-cell office:value-type="string">
            <text:p>소책자-0023</text:p>
          </table:table-cell>
          <table:table-cell office:value-type="string">
            <text:p>이슬람주의, 계급 그리고 혁명</text:p>
          </table:table-cell>
          <table:table-cell office:value-type="string">
            <text:p>크리스 하먼</text:p>
          </table:table-cell>
          <table:table-cell office:value-type="date" office:date-value="2005-08-17">
            <text:p>2005-08-17</text:p>
          </table:table-cell>
          <table:table-cell office:value-type="float" office:value="3000">
            <text:p>3000</text:p>
          </table:table-cell>
          <table:table-cell office:value-type="float" office:value="23">
            <text:p>23</text:p>
          </table:table-cell>
          <table:table-cell table:formula="of:=CONCATENATE(&quot;소책자-&quot;; TEXT([.F24];&quot;0000&quot;))" office:value-type="string" office:string-value="소책자-0023">
            <text:p>소책자-0023</text:p>
          </table:table-cell>
          <table:table-cell table:number-columns-repeated="1017"/>
        </table:table-row>
        <table:table-row table:style-name="ro4">
          <table:table-cell office:value-type="string">
            <text:p>소책자-0024</text:p>
          </table:table-cell>
          <table:table-cell office:value-type="string">
            <text:p>정체성 정치는 해방의 수단인가?</text:p>
          </table:table-cell>
          <table:table-cell office:value-type="string">
            <text:p>섀런 스미스</text:p>
          </table:table-cell>
          <table:table-cell office:value-type="date" office:date-value="2005-08-17">
            <text:p>2005-08-17</text:p>
          </table:table-cell>
          <table:table-cell office:value-type="float" office:value="3000">
            <text:p>3000</text:p>
          </table:table-cell>
          <table:table-cell office:value-type="float" office:value="24">
            <text:p>24</text:p>
          </table:table-cell>
          <table:table-cell table:formula="of:=CONCATENATE(&quot;소책자-&quot;; TEXT([.F25];&quot;0000&quot;))" office:value-type="string" office:string-value="소책자-0024">
            <text:p>소책자-0024</text:p>
          </table:table-cell>
          <table:table-cell table:number-columns-repeated="1017"/>
        </table:table-row>
        <table:table-row table:style-name="ro4">
          <table:table-cell office:value-type="string">
            <text:p>소책자-0025</text:p>
          </table:table-cell>
          <table:table-cell office:value-type="string">
            <text:p>혁명이란 무엇인가?</text:p>
          </table:table-cell>
          <table:table-cell office:value-type="string">
            <text:p>크리스 하먼, 존 몰리뉴 외</text:p>
          </table:table-cell>
          <table:table-cell office:value-type="date" office:date-value="2005-08-17">
            <text:p>2005-08-17</text:p>
          </table:table-cell>
          <table:table-cell office:value-type="float" office:value="2500">
            <text:p>2500</text:p>
          </table:table-cell>
          <table:table-cell office:value-type="float" office:value="25">
            <text:p>25</text:p>
          </table:table-cell>
          <table:table-cell table:formula="of:=CONCATENATE(&quot;소책자-&quot;; TEXT([.F26];&quot;0000&quot;))" office:value-type="string" office:string-value="소책자-0025">
            <text:p>소책자-0025</text:p>
          </table:table-cell>
          <table:table-cell table:number-columns-repeated="1017"/>
        </table:table-row>
        <table:table-row table:style-name="ro4">
          <table:table-cell office:value-type="string">
            <text:p>소책자-0026</text:p>
          </table:table-cell>
          <table:table-cell office:value-type="string">
            <text:p>선출되지 않은 권력 ― 삼성은 어떻게 우리의 삶을 지배하는가?</text:p>
          </table:table-cell>
          <table:table-cell office:value-type="string">
            <text:p>김어진</text:p>
          </table:table-cell>
          <table:table-cell office:value-type="date" office:date-value="2005-10-12">
            <text:p>2005-10-12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table:formula="of:=CONCATENATE(&quot;소책자-&quot;; TEXT([.F27];&quot;0000&quot;))" office:value-type="string" office:string-value="소책자-0026">
            <text:p>소책자-0026</text:p>
          </table:table-cell>
          <table:table-cell table:number-columns-repeated="1017"/>
        </table:table-row>
        <table:table-row table:style-name="ro4">
          <table:table-cell office:value-type="string">
            <text:p>소책자-0027</text:p>
          </table:table-cell>
          <table:table-cell office:value-type="string">
            <text:p>APEC과 제국주의</text:p>
          </table:table-cell>
          <table:table-cell office:value-type="string">
            <text:p>김어진</text:p>
          </table:table-cell>
          <table:table-cell office:value-type="date" office:date-value="2005-10-21">
            <text:p>2005-10-21</text:p>
          </table:table-cell>
          <table:table-cell office:value-type="float" office:value="2500">
            <text:p>2500</text:p>
          </table:table-cell>
          <table:table-cell office:value-type="float" office:value="27">
            <text:p>27</text:p>
          </table:table-cell>
          <table:table-cell table:formula="of:=CONCATENATE(&quot;소책자-&quot;; TEXT([.F28];&quot;0000&quot;))" office:value-type="string" office:string-value="소책자-0027">
            <text:p>소책자-0027</text:p>
          </table:table-cell>
          <table:table-cell table:number-columns-repeated="1017"/>
        </table:table-row>
        <table:table-row table:style-name="ro4">
          <table:table-cell office:value-type="string">
            <text:p>소책자-0028</text:p>
          </table:table-cell>
          <table:table-cell office:value-type="string">
            <text:p>삐딱이들을 위한 레닌 가이드</text:p>
          </table:table-cell>
          <table:table-cell office:value-type="string">
            <text:p>이안 버철 </text:p>
          </table:table-cell>
          <table:table-cell office:value-type="date" office:date-value="2005-11-07">
            <text:p>2005-11-07</text:p>
          </table:table-cell>
          <table:table-cell office:value-type="float" office:value="2000">
            <text:p>2000</text:p>
          </table:table-cell>
          <table:table-cell office:value-type="float" office:value="28">
            <text:p>28</text:p>
          </table:table-cell>
          <table:table-cell table:formula="of:=CONCATENATE(&quot;소책자-&quot;; TEXT([.F29];&quot;0000&quot;))" office:value-type="string" office:string-value="소책자-0028">
            <text:p>소책자-0028</text:p>
          </table:table-cell>
          <table:table-cell table:number-columns-repeated="1017"/>
        </table:table-row>
        <table:table-row table:style-name="ro4">
          <table:table-cell office:value-type="string">
            <text:p>소책자-0029</text:p>
          </table:table-cell>
          <table:table-cell office:value-type="string">
            <text:p>자본주의와 기후 변화</text:p>
          </table:table-cell>
          <table:table-cell office:value-type="string">
            <text:p>폴 먹가</text:p>
          </table:table-cell>
          <table:table-cell office:value-type="date" office:date-value="2005-12-01">
            <text:p>2005-12-01</text:p>
          </table:table-cell>
          <table:table-cell office:value-type="float" office:value="2000">
            <text:p>2000</text:p>
          </table:table-cell>
          <table:table-cell office:value-type="float" office:value="29">
            <text:p>29</text:p>
          </table:table-cell>
          <table:table-cell table:formula="of:=CONCATENATE(&quot;소책자-&quot;; TEXT([.F30];&quot;0000&quot;))" office:value-type="string" office:string-value="소책자-0029">
            <text:p>소책자-0029</text:p>
          </table:table-cell>
          <table:table-cell table:number-columns-repeated="1017"/>
        </table:table-row>
        <table:table-row table:style-name="ro4">
          <table:table-cell office:value-type="string">
            <text:p>소책자-0030</text:p>
          </table:table-cell>
          <table:table-cell office:value-type="string">
            <text:p>왜 이라크에서 완전 철군해야 하는가?</text:p>
          </table:table-cell>
          <table:table-cell office:value-type="string">
            <text:p>크리스 뱀버리</text:p>
          </table:table-cell>
          <table:table-cell office:value-type="date" office:date-value="2005-12-10">
            <text:p>2005-12-10</text:p>
          </table:table-cell>
          <table:table-cell office:value-type="float" office:value="3000">
            <text:p>3000</text:p>
          </table:table-cell>
          <table:table-cell office:value-type="float" office:value="30">
            <text:p>30</text:p>
          </table:table-cell>
          <table:table-cell table:formula="of:=CONCATENATE(&quot;소책자-&quot;; TEXT([.F31];&quot;0000&quot;))" office:value-type="string" office:string-value="소책자-0030">
            <text:p>소책자-0030</text:p>
          </table:table-cell>
          <table:table-cell table:number-columns-repeated="1017"/>
        </table:table-row>
        <table:table-row table:style-name="ro4">
          <table:table-cell office:value-type="string">
            <text:p>소책자-0031</text:p>
          </table:table-cell>
          <table:table-cell office:value-type="string">
            <text:p>김인식 선본 자료 모음 1 ― 김인식 선본 정책 해설과 논쟁</text:p>
          </table:table-cell>
          <table:table-cell office:value-type="string">
            <text:p>김인식 선본</text:p>
          </table:table-cell>
          <table:table-cell office:value-type="date" office:date-value="2006-01-01">
            <text:p>2006-01-01</text:p>
          </table:table-cell>
          <table:table-cell office:value-type="float" office:value="6000">
            <text:p>6000</text:p>
          </table:table-cell>
          <table:table-cell office:value-type="float" office:value="31">
            <text:p>31</text:p>
          </table:table-cell>
          <table:table-cell table:formula="of:=CONCATENATE(&quot;소책자-&quot;; TEXT([.F32];&quot;0000&quot;))" office:value-type="string" office:string-value="소책자-0031">
            <text:p>소책자-0031</text:p>
          </table:table-cell>
          <table:table-cell table:number-columns-repeated="1017"/>
        </table:table-row>
        <table:table-row table:style-name="ro4">
          <table:table-cell office:value-type="string">
            <text:p>소책자-0032</text:p>
          </table:table-cell>
          <table:table-cell office:value-type="string">
            <text:p>김인식 선본 자료 모음 2 ― 김인식 선본이 제시하는 좌파적 개혁 과제</text:p>
          </table:table-cell>
          <table:table-cell office:value-type="string">
            <text:p>김인식 선본</text:p>
          </table:table-cell>
          <table:table-cell office:value-type="date" office:date-value="2006-01-01">
            <text:p>2006-01-01</text:p>
          </table:table-cell>
          <table:table-cell office:value-type="float" office:value="2500">
            <text:p>2500</text:p>
          </table:table-cell>
          <table:table-cell office:value-type="float" office:value="32">
            <text:p>32</text:p>
          </table:table-cell>
          <table:table-cell table:formula="of:=CONCATENATE(&quot;소책자-&quot;; TEXT([.F33];&quot;0000&quot;))" office:value-type="string" office:string-value="소책자-0032">
            <text:p>소책자-0032</text:p>
          </table:table-cell>
          <table:table-cell table:number-columns-repeated="1017"/>
        </table:table-row>
        <table:table-row table:style-name="ro4">
          <table:table-cell office:value-type="string">
            <text:p>소책자-0033</text:p>
          </table:table-cell>
          <table:table-cell office:value-type="string">
            <text:p>차베스와 베네수엘라, 그리고 21세기 혁명</text:p>
          </table:table-cell>
          <table:table-cell office:value-type="string">
            <text:p>조셉 추나라</text:p>
          </table:table-cell>
          <table:table-cell office:value-type="date" office:date-value="2006-03-17">
            <text:p>2006-03-17</text:p>
          </table:table-cell>
          <table:table-cell office:value-type="float" office:value="2000">
            <text:p>2000</text:p>
          </table:table-cell>
          <table:table-cell office:value-type="float" office:value="33">
            <text:p>33</text:p>
          </table:table-cell>
          <table:table-cell table:formula="of:=CONCATENATE(&quot;소책자-&quot;; TEXT([.F34];&quot;0000&quot;))" office:value-type="string" office:string-value="소책자-0033">
            <text:p>소책자-0033</text:p>
          </table:table-cell>
          <table:table-cell table:number-columns-repeated="1017"/>
        </table:table-row>
        <table:table-row table:style-name="ro4">
          <table:table-cell office:value-type="string">
            <text:p>소책자-0034</text:p>
          </table:table-cell>
          <table:table-cell office:value-type="string">
            <text:p>개량주의와 변혁 전략</text:p>
          </table:table-cell>
          <table:table-cell office:value-type="string">
            <text:p>최일붕, 김하영</text:p>
          </table:table-cell>
          <table:table-cell office:value-type="date" office:date-value="2006-03-22">
            <text:p>2006-03-22</text:p>
          </table:table-cell>
          <table:table-cell office:value-type="float" office:value="3500">
            <text:p>3500</text:p>
          </table:table-cell>
          <table:table-cell office:value-type="float" office:value="34">
            <text:p>34</text:p>
          </table:table-cell>
          <table:table-cell table:formula="of:=CONCATENATE(&quot;소책자-&quot;; TEXT([.F35];&quot;0000&quot;))" office:value-type="string" office:string-value="소책자-0034">
            <text:p>소책자-0034</text:p>
          </table:table-cell>
          <table:table-cell table:number-columns-repeated="1017"/>
        </table:table-row>
        <table:table-row table:style-name="ro4">
          <table:table-cell office:value-type="string">
            <text:p>소책자-0035</text:p>
          </table:table-cell>
          <table:table-cell office:value-type="string">
            <text:p>단일전선체의 정치학 ― 계급연합 전략 비판</text:p>
          </table:table-cell>
          <table:table-cell office:value-type="string">
            <text:p>김하영</text:p>
          </table:table-cell>
          <table:table-cell office:value-type="date" office:date-value="2006-03-22">
            <text:p>2006-03-22</text:p>
          </table:table-cell>
          <table:table-cell office:value-type="float" office:value="2000">
            <text:p>2000</text:p>
          </table:table-cell>
          <table:table-cell office:value-type="float" office:value="35">
            <text:p>35</text:p>
          </table:table-cell>
          <table:table-cell table:formula="of:=CONCATENATE(&quot;소책자-&quot;; TEXT([.F36];&quot;0000&quot;))" office:value-type="string" office:string-value="소책자-0035">
            <text:p>소책자-0035</text:p>
          </table:table-cell>
          <table:table-cell table:number-columns-repeated="1017"/>
        </table:table-row>
        <table:table-row table:style-name="ro4">
          <table:table-cell office:value-type="string">
            <text:p>소책자-0036</text:p>
          </table:table-cell>
          <table:table-cell office:value-type="string">
            <text:p>명분 없는 미국의 이란 공격</text:p>
          </table:table-cell>
          <table:table-cell office:value-type="string">
            <text:p>조지 갤러웨이</text:p>
          </table:table-cell>
          <table:table-cell office:value-type="date" office:date-value="2006-04-28">
            <text:p>2006-04-28</text:p>
          </table:table-cell>
          <table:table-cell office:value-type="float" office:value="2000">
            <text:p>2000</text:p>
          </table:table-cell>
          <table:table-cell office:value-type="float" office:value="36">
            <text:p>36</text:p>
          </table:table-cell>
          <table:table-cell table:formula="of:=CONCATENATE(&quot;소책자-&quot;; TEXT([.F37];&quot;0000&quot;))" office:value-type="string" office:string-value="소책자-0036">
            <text:p>소책자-0036</text:p>
          </table:table-cell>
          <table:table-cell table:number-columns-repeated="1017"/>
        </table:table-row>
        <table:table-row table:style-name="ro4">
          <table:table-cell office:value-type="string">
            <text:p>소책자-0037</text:p>
          </table:table-cell>
          <table:table-cell office:value-type="string">
            <text:p>삐딱이들을 위한 맑스 가이드</text:p>
          </table:table-cell>
          <table:table-cell office:value-type="string">
            <text:p>마이크 곤살레스</text:p>
          </table:table-cell>
          <table:table-cell office:value-type="date" office:date-value="2006-05-05">
            <text:p>2006-05-05</text:p>
          </table:table-cell>
          <table:table-cell office:value-type="float" office:value="2000">
            <text:p>2000</text:p>
          </table:table-cell>
          <table:table-cell office:value-type="float" office:value="37">
            <text:p>37</text:p>
          </table:table-cell>
          <table:table-cell table:formula="of:=CONCATENATE(&quot;소책자-&quot;; TEXT([.F38];&quot;0000&quot;))" office:value-type="string" office:string-value="소책자-0037">
            <text:p>소책자-0037</text:p>
          </table:table-cell>
          <table:table-cell table:number-columns-repeated="1017"/>
        </table:table-row>
        <table:table-row table:style-name="ro4">
          <table:table-cell office:value-type="string">
            <text:p>소책자-0038</text:p>
          </table:table-cell>
          <table:table-cell office:value-type="string">
            <text:p>미국은 이란을 공격할 것인가?</text:p>
          </table:table-cell>
          <table:table-cell office:value-type="string">
            <text:p>박인규</text:p>
          </table:table-cell>
          <table:table-cell office:value-type="date" office:date-value="2006-06-23">
            <text:p>2006-06-23</text:p>
          </table:table-cell>
          <table:table-cell office:value-type="float" office:value="2000">
            <text:p>2000</text:p>
          </table:table-cell>
          <table:table-cell office:value-type="float" office:value="38">
            <text:p>38</text:p>
          </table:table-cell>
          <table:table-cell table:formula="of:=CONCATENATE(&quot;소책자-&quot;; TEXT([.F39];&quot;0000&quot;))" office:value-type="string" office:string-value="소책자-0038">
            <text:p>소책자-0038</text:p>
          </table:table-cell>
          <table:table-cell table:number-columns-repeated="1017"/>
        </table:table-row>
        <table:table-row table:style-name="ro4">
          <table:table-cell office:value-type="string">
            <text:p>소책자-0039</text:p>
          </table:table-cell>
          <table:table-cell office:value-type="string">
            <text:p>21세기는 중국의 세기가 될 것인가?</text:p>
          </table:table-cell>
          <table:table-cell office:value-type="string">
            <text:p>찰리 호어</text:p>
          </table:table-cell>
          <table:table-cell office:value-type="date" office:date-value="2006-07-11">
            <text:p>2006-07-11</text:p>
          </table:table-cell>
          <table:table-cell office:value-type="float" office:value="2500">
            <text:p>2500</text:p>
          </table:table-cell>
          <table:table-cell office:value-type="float" office:value="39">
            <text:p>39</text:p>
          </table:table-cell>
          <table:table-cell table:formula="of:=CONCATENATE(&quot;소책자-&quot;; TEXT([.F40];&quot;0000&quot;))" office:value-type="string" office:string-value="소책자-0039">
            <text:p>소책자-0039</text:p>
          </table:table-cell>
          <table:table-cell table:number-columns-repeated="1017"/>
        </table:table-row>
        <table:table-row table:style-name="ro4">
          <table:table-cell office:value-type="string">
            <text:p>소책자-0040</text:p>
          </table:table-cell>
          <table:table-cell office:value-type="string">
            <text:p>맑스주의 경제학의 기초 개념들</text:p>
          </table:table-cell>
          <table:table-cell office:value-type="string">
            <text:p>피터 그린</text:p>
          </table:table-cell>
          <table:table-cell office:value-type="date" office:date-value="2006-07-11">
            <text:p>2006-07-11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table:formula="of:=CONCATENATE(&quot;소책자-&quot;; TEXT([.F41];&quot;0000&quot;))" office:value-type="string" office:string-value="소책자-0040">
            <text:p>소책자-0040</text:p>
          </table:table-cell>
          <table:table-cell table:number-columns-repeated="1017"/>
        </table:table-row>
        <table:table-row table:style-name="ro4">
          <table:table-cell office:value-type="string">
            <text:p>소책자-0041</text:p>
          </table:table-cell>
          <table:table-cell office:value-type="string">
            <text:p>제국주의, 이스라엘 그리고 레바논 저항</text:p>
          </table:table-cell>
          <table:table-cell office:value-type="string">
            <text:p>알렉스 캘리니코스</text:p>
          </table:table-cell>
          <table:table-cell office:value-type="date" office:date-value="2006-08-18">
            <text:p>2006-08-18</text:p>
          </table:table-cell>
          <table:table-cell office:value-type="float" office:value="3000">
            <text:p>3000</text:p>
          </table:table-cell>
          <table:table-cell office:value-type="float" office:value="41">
            <text:p>41</text:p>
          </table:table-cell>
          <table:table-cell table:formula="of:=CONCATENATE(&quot;소책자-&quot;; TEXT([.F42];&quot;0000&quot;))" office:value-type="string" office:string-value="소책자-0041">
            <text:p>소책자-0041</text:p>
          </table:table-cell>
          <table:table-cell table:number-columns-repeated="1017"/>
        </table:table-row>
        <table:table-row table:style-name="ro4">
          <table:table-cell office:value-type="string">
            <text:p>소책자-0042</text:p>
          </table:table-cell>
          <table:table-cell office:value-type="string">
            <text:p>기후 변화 ― 왜 핵발전은 대안이 아닌가?</text:p>
          </table:table-cell>
          <table:table-cell office:value-type="string">
            <text:p>마틴 엠슨</text:p>
          </table:table-cell>
          <table:table-cell office:value-type="date" office:date-value="2006-10-20">
            <text:p>2006-10-20</text:p>
          </table:table-cell>
          <table:table-cell office:value-type="float" office:value="3000">
            <text:p>3000</text:p>
          </table:table-cell>
          <table:table-cell office:value-type="float" office:value="42">
            <text:p>42</text:p>
          </table:table-cell>
          <table:table-cell table:formula="of:=CONCATENATE(&quot;소책자-&quot;; TEXT([.F43];&quot;0000&quot;))" office:value-type="string" office:string-value="소책자-0042">
            <text:p>소책자-0042</text:p>
          </table:table-cell>
          <table:table-cell table:number-columns-repeated="1017"/>
        </table:table-row>
        <table:table-row table:style-name="ro4">
          <table:table-cell office:value-type="string">
            <text:p>소책자-0043</text:p>
          </table:table-cell>
          <table:table-cell office:value-type="string">
            <text:p>2007년 총학생회 선거를 통해 본 학생운동의 위기와 과제</text:p>
          </table:table-cell>
          <table:table-cell office:value-type="string">
            <text:p>최미진, 정병호 외</text:p>
          </table:table-cell>
          <table:table-cell office:value-type="date" office:date-value="2007-01-01">
            <text:p>2007-01-01</text:p>
          </table:table-cell>
          <table:table-cell/>
          <table:table-cell office:value-type="float" office:value="43">
            <text:p>43</text:p>
          </table:table-cell>
          <table:table-cell table:formula="of:=CONCATENATE(&quot;소책자-&quot;; TEXT([.F44];&quot;0000&quot;))" office:value-type="string" office:string-value="소책자-0043">
            <text:p>소책자-0043</text:p>
          </table:table-cell>
          <table:table-cell table:number-columns-repeated="1017"/>
        </table:table-row>
        <table:table-row table:style-name="ro4">
          <table:table-cell office:value-type="string">
            <text:p>소책자-0044</text:p>
          </table:table-cell>
          <table:table-cell office:value-type="string">
            <text:p>사회연대전략 ― 무엇이 문제인가?</text:p>
          </table:table-cell>
          <table:table-cell office:value-type="string">
            <text:p>다함께</text:p>
          </table:table-cell>
          <table:table-cell office:value-type="date" office:date-value="2007-02-09">
            <text:p>2007-02-09</text:p>
          </table:table-cell>
          <table:table-cell/>
          <table:table-cell office:value-type="float" office:value="44">
            <text:p>44</text:p>
          </table:table-cell>
          <table:table-cell table:formula="of:=CONCATENATE(&quot;소책자-&quot;; TEXT([.F45];&quot;0000&quot;))" office:value-type="string" office:string-value="소책자-0044">
            <text:p>소책자-0044</text:p>
          </table:table-cell>
          <table:table-cell table:number-columns-repeated="1017"/>
        </table:table-row>
        <table:table-row table:style-name="ro4">
          <table:table-cell office:value-type="string">
            <text:p>소책자-0045</text:p>
          </table:table-cell>
          <table:table-cell office:value-type="string">
            <text:p>반란의 이집트 ― 제국주의와 독재에 맞서</text:p>
          </table:table-cell>
          <table:table-cell office:value-type="string">
            <text:p>크리스 하먼 외</text:p>
          </table:table-cell>
          <table:table-cell office:value-type="date" office:date-value="2007-03-17">
            <text:p>2007-03-17</text:p>
          </table:table-cell>
          <table:table-cell office:value-type="float" office:value="2500">
            <text:p>2500</text:p>
          </table:table-cell>
          <table:table-cell office:value-type="float" office:value="45">
            <text:p>45</text:p>
          </table:table-cell>
          <table:table-cell table:formula="of:=CONCATENATE(&quot;소책자-&quot;; TEXT([.F46];&quot;0000&quot;))" office:value-type="string" office:string-value="소책자-0045">
            <text:p>소책자-0045</text:p>
          </table:table-cell>
          <table:table-cell table:number-columns-repeated="1017"/>
        </table:table-row>
        <table:table-row table:style-name="ro4">
          <table:table-cell office:value-type="string">
            <text:p>소책자-0046</text:p>
          </table:table-cell>
          <table:table-cell office:value-type="string">
            <text:p>삐딱이들을 위한 트로츠키 가이드</text:p>
          </table:table-cell>
          <table:table-cell office:value-type="string">
            <text:p>에스미 추나라</text:p>
          </table:table-cell>
          <table:table-cell office:value-type="date" office:date-value="2007-06-16">
            <text:p>2007-06-16</text:p>
          </table:table-cell>
          <table:table-cell office:value-type="float" office:value="3000">
            <text:p>3000</text:p>
          </table:table-cell>
          <table:table-cell office:value-type="float" office:value="46">
            <text:p>46</text:p>
          </table:table-cell>
          <table:table-cell table:formula="of:=CONCATENATE(&quot;소책자-&quot;; TEXT([.F47];&quot;0000&quot;))" office:value-type="string" office:string-value="소책자-0046">
            <text:p>소책자-0046</text:p>
          </table:table-cell>
          <table:table-cell table:number-columns-repeated="1017"/>
        </table:table-row>
        <table:table-row table:style-name="ro4">
          <table:table-cell office:value-type="string">
            <text:p>소책자-0047</text:p>
          </table:table-cell>
          <table:table-cell office:value-type="string">
            <text:p>잘못된 운동 조류 ― 종파주의, 초좌파주의, 중간주의, 아나키즘, 신디칼리즘</text:p>
          </table:table-cell>
          <table:table-cell office:value-type="string">
            <text:p>던컨 핼러스 외</text:p>
          </table:table-cell>
          <table:table-cell office:value-type="date" office:date-value="2007-08-22">
            <text:p>2007-08-22</text:p>
          </table:table-cell>
          <table:table-cell office:value-type="float" office:value="2000">
            <text:p>2000</text:p>
          </table:table-cell>
          <table:table-cell office:value-type="float" office:value="47">
            <text:p>47</text:p>
          </table:table-cell>
          <table:table-cell table:formula="of:=CONCATENATE(&quot;소책자-&quot;; TEXT([.F48];&quot;0000&quot;))" office:value-type="string" office:string-value="소책자-0047">
            <text:p>소책자-0047</text:p>
          </table:table-cell>
          <table:table-cell table:number-columns-repeated="1017"/>
        </table:table-row>
        <table:table-row table:style-name="ro4">
          <table:table-cell office:value-type="string">
            <text:p>소책자-0048</text:p>
          </table:table-cell>
          <table:table-cell office:value-type="string">
            <text:p>여성해방과 맑스주의</text:p>
          </table:table-cell>
          <table:table-cell office:value-type="string">
            <text:p>크리스 하먼</text:p>
          </table:table-cell>
          <table:table-cell office:value-type="date" office:date-value="2008-01-01">
            <text:p>2008-01-01</text:p>
          </table:table-cell>
          <table:table-cell office:value-type="float" office:value="2500">
            <text:p>2500</text:p>
          </table:table-cell>
          <table:table-cell office:value-type="float" office:value="48">
            <text:p>48</text:p>
          </table:table-cell>
          <table:table-cell table:formula="of:=CONCATENATE(&quot;소책자-&quot;; TEXT([.F49];&quot;0000&quot;))" office:value-type="string" office:string-value="소책자-0048">
            <text:p>소책자-0048</text:p>
          </table:table-cell>
          <table:table-cell table:number-columns-repeated="1017"/>
        </table:table-row>
        <table:table-row table:style-name="ro4">
          <table:table-cell office:value-type="string">
            <text:p>소책자-0049</text:p>
          </table:table-cell>
          <table:table-cell office:value-type="string">
            <text:p>삼성, 선출되지 않은 권력 ― 삼성의 부패와 범죄, 그리고 저항</text:p>
          </table:table-cell>
          <table:table-cell office:value-type="string">
            <text:p>한규한 외</text:p>
          </table:table-cell>
          <table:table-cell office:value-type="date" office:date-value="2008-01-10">
            <text:p>2008-01-10</text:p>
          </table:table-cell>
          <table:table-cell office:value-type="float" office:value="3000">
            <text:p>3000</text:p>
          </table:table-cell>
          <table:table-cell office:value-type="float" office:value="49">
            <text:p>49</text:p>
          </table:table-cell>
          <table:table-cell table:formula="of:=CONCATENATE(&quot;소책자-&quot;; TEXT([.F50];&quot;0000&quot;))" office:value-type="string" office:string-value="소책자-0049">
            <text:p>소책자-0049</text:p>
          </table:table-cell>
          <table:table-cell table:number-columns-repeated="1017"/>
        </table:table-row>
        <table:table-row table:style-name="ro4">
          <table:table-cell office:value-type="string">
            <text:p>소책자-0050</text:p>
          </table:table-cell>
          <table:table-cell office:value-type="string">
            <text:p>민주노동당의 위기</text:p>
          </table:table-cell>
          <table:table-cell office:value-type="string">
            <text:p>다함께</text:p>
          </table:table-cell>
          <table:table-cell office:value-type="date" office:date-value="2008-01-17">
            <text:p>2008-01-17</text:p>
          </table:table-cell>
          <table:table-cell/>
          <table:table-cell office:value-type="float" office:value="50">
            <text:p>50</text:p>
          </table:table-cell>
          <table:table-cell table:formula="of:=CONCATENATE(&quot;소책자-&quot;; TEXT([.F51];&quot;0000&quot;))" office:value-type="string" office:string-value="소책자-0050">
            <text:p>소책자-0050</text:p>
          </table:table-cell>
          <table:table-cell table:number-columns-repeated="1017"/>
        </table:table-row>
        <table:table-row table:style-name="ro4">
          <table:table-cell office:value-type="string">
            <text:p>소책자-0051</text:p>
          </table:table-cell>
          <table:table-cell office:value-type="string">
            <text:p>이명박 OUT</text:p>
          </table:table-cell>
          <table:table-cell office:value-type="string">
            <text:p>다함께</text:p>
          </table:table-cell>
          <table:table-cell office:value-type="date" office:date-value="2008-05-10">
            <text:p>2008-05-10</text:p>
          </table:table-cell>
          <table:table-cell office:value-type="float" office:value="3000">
            <text:p>3000</text:p>
          </table:table-cell>
          <table:table-cell office:value-type="float" office:value="51">
            <text:p>51</text:p>
          </table:table-cell>
          <table:table-cell table:formula="of:=CONCATENATE(&quot;소책자-&quot;; TEXT([.F52];&quot;0000&quot;))" office:value-type="string" office:string-value="소책자-0051">
            <text:p>소책자-0051</text:p>
          </table:table-cell>
          <table:table-cell table:number-columns-repeated="1017"/>
        </table:table-row>
        <table:table-row table:style-name="ro4">
          <table:table-cell office:value-type="string">
            <text:p>소책자-0052</text:p>
          </table:table-cell>
          <table:table-cell office:value-type="string">
            <text:p>다 팔아치우겠다고? ― 이명박의 미친 민영화·시장화 OUT</text:p>
          </table:table-cell>
          <table:table-cell office:value-type="string">
            <text:p>강동훈 외</text:p>
          </table:table-cell>
          <table:table-cell office:value-type="date" office:date-value="2008-05-24">
            <text:p>2008-05-24</text:p>
          </table:table-cell>
          <table:table-cell office:value-type="float" office:value="3000">
            <text:p>3000</text:p>
          </table:table-cell>
          <table:table-cell office:value-type="float" office:value="52">
            <text:p>52</text:p>
          </table:table-cell>
          <table:table-cell table:formula="of:=CONCATENATE(&quot;소책자-&quot;; TEXT([.F53];&quot;0000&quot;))" office:value-type="string" office:string-value="소책자-0052">
            <text:p>소책자-0052</text:p>
          </table:table-cell>
          <table:table-cell table:number-columns-repeated="1017"/>
        </table:table-row>
        <table:table-row table:style-name="ro4">
          <table:table-cell office:value-type="string">
            <text:p>소책자-0053</text:p>
          </table:table-cell>
          <table:table-cell office:value-type="string">
            <text:p>삐딱이들을 위한 여성해방 가이드 ─ 여성차별과 자본주의</text:p>
          </table:table-cell>
          <table:table-cell office:value-type="string">
            <text:p>주디스 오어</text:p>
          </table:table-cell>
          <table:table-cell office:value-type="date" office:date-value="2008-08-14">
            <text:p>2008-08-14</text:p>
          </table:table-cell>
          <table:table-cell office:value-type="float" office:value="3000">
            <text:p>3000</text:p>
          </table:table-cell>
          <table:table-cell office:value-type="float" office:value="53">
            <text:p>53</text:p>
          </table:table-cell>
          <table:table-cell table:formula="of:=CONCATENATE(&quot;소책자-&quot;; TEXT([.F54];&quot;0000&quot;))" office:value-type="string" office:string-value="소책자-0053">
            <text:p>소책자-0053</text:p>
          </table:table-cell>
          <table:table-cell table:number-columns-repeated="1017"/>
        </table:table-row>
        <table:table-row table:style-name="ro4">
          <table:table-cell office:value-type="string">
            <text:p>소책자-0054</text:p>
          </table:table-cell>
          <table:table-cell office:value-type="string">
            <text:p>1929년 대공황</text:p>
          </table:table-cell>
          <table:table-cell office:value-type="string">
            <text:p>알렉스 캘리니코스</text:p>
          </table:table-cell>
          <table:table-cell office:value-type="date" office:date-value="2008-11-01">
            <text:p>2008-11-01</text:p>
          </table:table-cell>
          <table:table-cell office:value-type="float" office:value="1500">
            <text:p>1500</text:p>
          </table:table-cell>
          <table:table-cell office:value-type="float" office:value="54">
            <text:p>54</text:p>
          </table:table-cell>
          <table:table-cell table:formula="of:=CONCATENATE(&quot;소책자-&quot;; TEXT([.F55];&quot;0000&quot;))" office:value-type="string" office:string-value="소책자-0054">
            <text:p>소책자-0054</text:p>
          </table:table-cell>
          <table:table-cell table:number-columns-repeated="1017"/>
        </table:table-row>
        <table:table-row table:style-name="ro4">
          <table:table-cell office:value-type="string">
            <text:p>소책자-0055</text:p>
          </table:table-cell>
          <table:table-cell office:value-type="string">
            <text:p>국민연금·공무원연금 개악 ─ 우리의 미래를 훔쳐가지 말라</text:p>
          </table:table-cell>
          <table:table-cell office:value-type="string">
            <text:p>장호종</text:p>
          </table:table-cell>
          <table:table-cell office:value-type="date" office:date-value="2008-12-01">
            <text:p>2008-12-01</text:p>
          </table:table-cell>
          <table:table-cell office:value-type="float" office:value="2000">
            <text:p>2000</text:p>
          </table:table-cell>
          <table:table-cell office:value-type="float" office:value="55">
            <text:p>55</text:p>
          </table:table-cell>
          <table:table-cell table:formula="of:=CONCATENATE(&quot;소책자-&quot;; TEXT([.F56];&quot;0000&quot;))" office:value-type="string" office:string-value="소책자-0055">
            <text:p>소책자-0055</text:p>
          </table:table-cell>
          <table:table-cell table:number-columns-repeated="1017"/>
        </table:table-row>
        <table:table-row table:style-name="ro4">
          <table:table-cell office:value-type="string">
            <text:p>소책자-0056</text:p>
          </table:table-cell>
          <table:table-cell office:value-type="string">
            <text:p>낙태, 여성이 선택할 권리</text:p>
          </table:table-cell>
          <table:table-cell office:value-type="string">
            <text:p>정진희, 최미진</text:p>
          </table:table-cell>
          <table:table-cell office:value-type="date" office:date-value="2010-04-30">
            <text:p>2010-04-30</text:p>
          </table:table-cell>
          <table:table-cell office:value-type="float" office:value="2500">
            <text:p>2500</text:p>
          </table:table-cell>
          <table:table-cell office:value-type="float" office:value="56">
            <text:p>56</text:p>
          </table:table-cell>
          <table:table-cell table:formula="of:=CONCATENATE(&quot;소책자-&quot;; TEXT([.F57];&quot;0000&quot;))" office:value-type="string" office:string-value="소책자-0056">
            <text:p>소책자-0056</text:p>
          </table:table-cell>
          <table:table-cell table:number-columns-repeated="1017"/>
        </table:table-row>
        <table:table-row table:style-name="ro4">
          <table:table-cell office:value-type="string">
            <text:p>소책자-0057</text:p>
          </table:table-cell>
          <table:table-cell office:value-type="string">
            <text:p>마르크스주의와 종교</text:p>
          </table:table-cell>
          <table:table-cell office:value-type="string">
            <text:p>최일붕</text:p>
          </table:table-cell>
          <table:table-cell office:value-type="date" office:date-value="2010-07-21">
            <text:p>2010-07-21</text:p>
          </table:table-cell>
          <table:table-cell office:value-type="float" office:value="3000">
            <text:p>3000</text:p>
          </table:table-cell>
          <table:table-cell office:value-type="float" office:value="57">
            <text:p>57</text:p>
          </table:table-cell>
          <table:table-cell table:formula="of:=CONCATENATE(&quot;소책자-&quot;; TEXT([.F58];&quot;0000&quot;))" office:value-type="string" office:string-value="소책자-0057">
            <text:p>소책자-0057</text:p>
          </table:table-cell>
          <table:table-cell table:number-columns-repeated="1017"/>
        </table:table-row>
        <table:table-row table:style-name="ro4">
          <table:table-cell office:value-type="string">
            <text:p>소책자-0058</text:p>
          </table:table-cell>
          <table:table-cell office:value-type="string">
            <text:p>트로츠키의 국제주의 사상</text:p>
          </table:table-cell>
          <table:table-cell office:value-type="string">
            <text:p>최일붕</text:p>
          </table:table-cell>
          <table:table-cell office:value-type="date" office:date-value="2010-07-21">
            <text:p>2010-07-21</text:p>
          </table:table-cell>
          <table:table-cell office:value-type="float" office:value="1500">
            <text:p>1500</text:p>
          </table:table-cell>
          <table:table-cell office:value-type="float" office:value="58">
            <text:p>58</text:p>
          </table:table-cell>
          <table:table-cell table:formula="of:=CONCATENATE(&quot;소책자-&quot;; TEXT([.F59];&quot;0000&quot;))" office:value-type="string" office:string-value="소책자-0058">
            <text:p>소책자-0058</text:p>
          </table:table-cell>
          <table:table-cell table:number-columns-repeated="1017"/>
        </table:table-row>
        <table:table-row table:style-name="ro4">
          <table:table-cell office:value-type="string">
            <text:p>소책자-0059</text:p>
          </table:table-cell>
          <table:table-cell office:value-type="string">
            <text:p>G20에 왜 반대해야 하는가</text:p>
          </table:table-cell>
          <table:table-cell office:value-type="string">
            <text:p>김어진</text:p>
          </table:table-cell>
          <table:table-cell office:value-type="date" office:date-value="2010-09-15">
            <text:p>2010-09-15</text:p>
          </table:table-cell>
          <table:table-cell office:value-type="float" office:value="2000">
            <text:p>2000</text:p>
          </table:table-cell>
          <table:table-cell office:value-type="float" office:value="59">
            <text:p>59</text:p>
          </table:table-cell>
          <table:table-cell table:formula="of:=CONCATENATE(&quot;소책자-&quot;; TEXT([.F60];&quot;0000&quot;))" office:value-type="string" office:string-value="소책자-0059">
            <text:p>소책자-0059</text:p>
          </table:table-cell>
          <table:table-cell table:number-columns-repeated="1017"/>
        </table:table-row>
        <table:table-row table:style-name="ro4">
          <table:table-cell office:value-type="string">
            <text:p>소책자-0060</text:p>
          </table:table-cell>
          <table:table-cell office:value-type="string">
            <text:p>2009년 쌍용차 파업과 정치적 노동조합운동</text:p>
          </table:table-cell>
          <table:table-cell office:value-type="string">
            <text:p>박설</text:p>
          </table:table-cell>
          <table:table-cell office:value-type="date" office:date-value="2010-11-06">
            <text:p>2010-11-06</text:p>
          </table:table-cell>
          <table:table-cell office:value-type="float" office:value="3800">
            <text:p>3800</text:p>
          </table:table-cell>
          <table:table-cell office:value-type="float" office:value="60">
            <text:p>60</text:p>
          </table:table-cell>
          <table:table-cell table:formula="of:=CONCATENATE(&quot;소책자-&quot;; TEXT([.F61];&quot;0000&quot;))" office:value-type="string" office:string-value="소책자-0060">
            <text:p>소책자-0060</text:p>
          </table:table-cell>
          <table:table-cell table:number-columns-repeated="1017"/>
        </table:table-row>
        <table:table-row table:style-name="ro4">
          <table:table-cell office:value-type="string">
            <text:p>소책자-0061</text:p>
          </table:table-cell>
          <table:table-cell office:value-type="string">
            <text:p>북한은 어떤 사회인가? ― 북한 체제에 대한 고전 마르크스주의의 비판</text:p>
          </table:table-cell>
          <table:table-cell office:value-type="string">
            <text:p>김하영</text:p>
          </table:table-cell>
          <table:table-cell office:value-type="date" office:date-value="2010-11-06">
            <text:p>2010-11-06</text:p>
          </table:table-cell>
          <table:table-cell office:value-type="float" office:value="3500">
            <text:p>3500</text:p>
          </table:table-cell>
          <table:table-cell office:value-type="float" office:value="61">
            <text:p>61</text:p>
          </table:table-cell>
          <table:table-cell table:formula="of:=CONCATENATE(&quot;소책자-&quot;; TEXT([.F62];&quot;0000&quot;))" office:value-type="string" office:string-value="소책자-0061">
            <text:p>소책자-0061</text:p>
          </table:table-cell>
          <table:table-cell table:number-columns-repeated="1017"/>
        </table:table-row>
        <table:table-row table:style-name="ro4">
          <table:table-cell office:value-type="string">
            <text:p>소책자-0062</text:p>
          </table:table-cell>
          <table:table-cell office:value-type="string">
            <text:p>아래로부터의 사회주의</text:p>
          </table:table-cell>
          <table:table-cell/>
          <table:table-cell office:value-type="date" office:date-value="2010-11-06">
            <text:p>2010-11-06</text:p>
          </table:table-cell>
          <table:table-cell office:value-type="float" office:value="2500">
            <text:p>2500</text:p>
          </table:table-cell>
          <table:table-cell office:value-type="float" office:value="62">
            <text:p>62</text:p>
          </table:table-cell>
          <table:table-cell table:formula="of:=CONCATENATE(&quot;소책자-&quot;; TEXT([.F63];&quot;0000&quot;))" office:value-type="string" office:string-value="소책자-0062">
            <text:p>소책자-0062</text:p>
          </table:table-cell>
          <table:table-cell table:number-columns-repeated="1017"/>
        </table:table-row>
        <table:table-row table:style-name="ro4">
          <table:table-cell office:value-type="string">
            <text:p>소책자-0063</text:p>
          </table:table-cell>
          <table:table-cell office:value-type="string">
            <text:p>우리는 왜 이주노동자를 환영해야 하는가</text:p>
          </table:table-cell>
          <table:table-cell office:value-type="string">
            <text:p>이정원</text:p>
          </table:table-cell>
          <table:table-cell office:value-type="date" office:date-value="2010-11-06">
            <text:p>2010-11-06</text:p>
          </table:table-cell>
          <table:table-cell office:value-type="float" office:value="2500">
            <text:p>2500</text:p>
          </table:table-cell>
          <table:table-cell office:value-type="float" office:value="63">
            <text:p>63</text:p>
          </table:table-cell>
          <table:table-cell table:formula="of:=CONCATENATE(&quot;소책자-&quot;; TEXT([.F64];&quot;0000&quot;))" office:value-type="string" office:string-value="소책자-0063">
            <text:p>소책자-0063</text:p>
          </table:table-cell>
          <table:table-cell table:number-columns-repeated="1017"/>
        </table:table-row>
        <table:table-row table:style-name="ro4">
          <table:table-cell office:value-type="string">
            <text:p>소책자-0064</text:p>
          </table:table-cell>
          <table:table-cell office:value-type="string">
            <text:p>현대자동차 비정규직 1차 파업의 교훈</text:p>
          </table:table-cell>
          <table:table-cell office:value-type="string">
            <text:p>박성환</text:p>
          </table:table-cell>
          <table:table-cell office:value-type="date" office:date-value="2011-04-06">
            <text:p>2011-04-06</text:p>
          </table:table-cell>
          <table:table-cell office:value-type="float" office:value="3000">
            <text:p>3000</text:p>
          </table:table-cell>
          <table:table-cell office:value-type="float" office:value="64">
            <text:p>64</text:p>
          </table:table-cell>
          <table:table-cell table:formula="of:=CONCATENATE(&quot;소책자-&quot;; TEXT([.F65];&quot;0000&quot;))" office:value-type="string" office:string-value="소책자-0064">
            <text:p>소책자-0064</text:p>
          </table:table-cell>
          <table:table-cell table:number-columns-repeated="1017"/>
        </table:table-row>
        <table:table-row table:style-name="ro4">
          <table:table-cell office:value-type="string">
            <text:p>소책자-0065</text:p>
          </table:table-cell>
          <table:table-cell office:value-type="string">
            <text:p>메이데이 유래와 역사</text:p>
          </table:table-cell>
          <table:table-cell/>
          <table:table-cell office:value-type="date" office:date-value="2011-04-21">
            <text:p>2011-04-21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table:formula="of:=CONCATENATE(&quot;소책자-&quot;; TEXT([.F66];&quot;0000&quot;))" office:value-type="string" office:string-value="소책자-0065">
            <text:p>소책자-0065</text:p>
          </table:table-cell>
          <table:table-cell table:number-columns-repeated="1017"/>
        </table:table-row>
        <table:table-row table:style-name="ro4">
          <table:table-cell office:value-type="string">
            <text:p>소책자-0066</text:p>
          </table:table-cell>
          <table:table-cell office:value-type="string">
            <text:p>진보대연합, 2012년 선거, 그리고 좌파</text:p>
          </table:table-cell>
          <table:table-cell office:value-type="string">
            <text:p>김인식, 최일붕 외</text:p>
          </table:table-cell>
          <table:table-cell office:value-type="date" office:date-value="2011-08-25">
            <text:p>2011-08-25</text:p>
          </table:table-cell>
          <table:table-cell/>
          <table:table-cell office:value-type="float" office:value="66">
            <text:p>66</text:p>
          </table:table-cell>
          <table:table-cell table:formula="of:=CONCATENATE(&quot;소책자-&quot;; TEXT([.F67];&quot;0000&quot;))" office:value-type="string" office:string-value="소책자-0066">
            <text:p>소책자-0066</text:p>
          </table:table-cell>
          <table:table-cell table:number-columns-repeated="1017"/>
        </table:table-row>
        <table:table-row table:style-name="ro4">
          <table:table-cell office:value-type="string">
            <text:p>소책자-0067</text:p>
          </table:table-cell>
          <table:table-cell office:value-type="string">
            <text:p>한미FTA에 맞선 투쟁과 대안</text:p>
          </table:table-cell>
          <table:table-cell office:value-type="string">
            <text:p>강동훈, 장호종 외</text:p>
          </table:table-cell>
          <table:table-cell office:value-type="date" office:date-value="2011-11-08">
            <text:p>2011-11-08</text:p>
          </table:table-cell>
          <table:table-cell office:value-type="float" office:value="3500">
            <text:p>3500</text:p>
          </table:table-cell>
          <table:table-cell office:value-type="float" office:value="67">
            <text:p>67</text:p>
          </table:table-cell>
          <table:table-cell table:formula="of:=CONCATENATE(&quot;소책자-&quot;; TEXT([.F68];&quot;0000&quot;))" office:value-type="string" office:string-value="소책자-0067">
            <text:p>소책자-0067</text:p>
          </table:table-cell>
          <table:table-cell table:number-columns-repeated="1017"/>
        </table:table-row>
        <table:table-row table:style-name="ro4">
          <table:table-cell office:value-type="string">
            <text:p>소책자-0068</text:p>
          </table:table-cell>
          <table:table-cell office:value-type="string">
            <text:p>왜 핵안보정상회의를 반대해야 하는가?</text:p>
          </table:table-cell>
          <table:table-cell office:value-type="string">
            <text:p>장호종 외</text:p>
          </table:table-cell>
          <table:table-cell office:value-type="date" office:date-value="2012-02-22">
            <text:p>2012-02-22</text:p>
          </table:table-cell>
          <table:table-cell office:value-type="float" office:value="3000">
            <text:p>3000</text:p>
          </table:table-cell>
          <table:table-cell office:value-type="float" office:value="68">
            <text:p>68</text:p>
          </table:table-cell>
          <table:table-cell table:formula="of:=CONCATENATE(&quot;소책자-&quot;; TEXT([.F69];&quot;0000&quot;))" office:value-type="string" office:string-value="소책자-0068">
            <text:p>소책자-0068</text:p>
          </table:table-cell>
          <table:table-cell table:number-columns-repeated="1017"/>
        </table:table-row>
        <table:table-row table:style-name="ro4">
          <table:table-cell office:value-type="string">
            <text:p>소책자-0069</text:p>
          </table:table-cell>
          <table:table-cell office:value-type="string">
            <text:p>KTX민영화: 재앙의 신호탄 ─ 정치적 분석과 투쟁 방향</text:p>
          </table:table-cell>
          <table:table-cell office:value-type="string">
            <text:p>박설, 정종남 외</text:p>
          </table:table-cell>
          <table:table-cell office:value-type="date" office:date-value="2012-03-26">
            <text:p>2012-03-26</text:p>
          </table:table-cell>
          <table:table-cell office:value-type="float" office:value="4000">
            <text:p>4000</text:p>
          </table:table-cell>
          <table:table-cell office:value-type="float" office:value="69">
            <text:p>69</text:p>
          </table:table-cell>
          <table:table-cell table:formula="of:=CONCATENATE(&quot;소책자-&quot;; TEXT([.F70];&quot;0000&quot;))" office:value-type="string" office:string-value="소책자-0069">
            <text:p>소책자-0069</text:p>
          </table:table-cell>
          <table:table-cell table:number-columns-repeated="1017"/>
        </table:table-row>
        <table:table-row table:style-name="ro4">
          <table:table-cell office:value-type="string">
            <text:p>소책자-0070</text:p>
          </table:table-cell>
          <table:table-cell office:value-type="string">
            <text:p>1%의 새로운 대변자 박근혜 정부의 성격과 모순, 저항의 과제</text:p>
          </table:table-cell>
          <table:table-cell table:style-name="ce3" office:value-type="string">
            <text:p>최일붕 외</text:p>
          </table:table-cell>
          <table:table-cell table:style-name="ce6" office:value-type="date" office:date-value="2013-02-23">
            <text:p>2013-02-23</text:p>
          </table:table-cell>
          <table:table-cell office:value-type="float" office:value="3500">
            <text:p>3500</text:p>
          </table:table-cell>
          <table:table-cell office:value-type="float" office:value="70">
            <text:p>70</text:p>
          </table:table-cell>
          <table:table-cell table:formula="of:=CONCATENATE(&quot;소책자-&quot;; TEXT([.F71];&quot;0000&quot;))" office:value-type="string" office:string-value="소책자-0070">
            <text:p>소책자-007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D7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1:55</meta:creation-date>
    <dc:date>2013-04-11T04:33:11</dc:date>
    <meta:editing-duration>PT38M41S</meta:editing-duration>
    <meta:editing-cycles>23</meta:editing-cycles>
    <meta:generator>LibreOffice/3.5$Linux_X86_64 LibreOffice_project/350m1$Build-2</meta:generator>
    <meta:document-statistic meta:table-count="3" meta:cell-count="483" meta:object-count="0"/>
  </office:meta>
</office:document-meta>
</file>